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9.156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4.731cm"/>
    </style:style>
    <style:style style:name="co6" style:family="table-column">
      <style:table-column-properties fo:break-before="auto" style:column-width="8.5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39cm" fo:break-before="auto" style:use-optimal-row-height="true"/>
    </style:style>
    <style:style style:name="ro6" style:family="table-row">
      <style:table-row-properties style:row-height="1.644cm" fo:break-before="auto" style:use-optimal-row-height="true"/>
    </style:style>
    <style:style style:name="ro7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GC Form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ormat version</text:p>
          </table:table-cell>
          <table:table-cell office:value-type="string" calcext:value-type="string">
            <text:p>0: Unknown, 1: 1.27, 1.32</text:p>
          </table:table-cell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bit 0x1: Fog of War disabled (1=disabled)</text:p>
            <text:p>bit 0x2: Victory/Defeat conditions disabled (1=disabled)</text:p>
          </table:table-cell>
        </table:table-row>
        <table:table-row table:style-name="ro3">
          <table:table-cell office:value-type="string" calcext:value-type="string">
            <text:p>int</text:p>
          </table:table-cell>
          <table:table-cell office:value-type="string" calcext:value-type="string">
            <text:p>Base game speed</text:p>
          </table:table-cell>
          <table:table-cell office:value-type="string" calcext:value-type="string">
            <text:p>Pause = 0</text:p>
            <text:p>100% = 1</text:p>
            <text:p>400% = 4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Relative map path</text:p>
          </table:table-cell>
          <table:table-cell office:value-type="string" calcext:value-type="string">
            <text:p>Maps\(2)HillsOfGlory.w3m</text:p>
            <text:p>..\..\..\(3)Nighthaven.w3m</text:p>
            <text:p>For Classic: root is game folder</text:p>
            <text:p>For Reforged: root is _retail_ or _ptr_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player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Player Info[i]</text:p>
          </table:table-cell>
          <table:table-cell office:value-type="string" calcext:value-type="string">
            <text:p>Repeat i times:</text:p>
          </table:table-cell>
          <table:table-cell office:value-type="string" calcext:value-type="string">
            <text:p>See „Player Info“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</table:table>
      <table:table table:name="Player Info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Player slot ID</text:p>
          </table:table-cell>
          <table:table-cell office:value-type="string" calcext:value-type="string">
            <text:p>Starts from 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eam (force)</text:p>
          </table:table-cell>
          <table:table-cell office:value-type="string" calcext:value-type="string">
            <text:p>Starts from 0, observers always 0</text:p>
          </table:table-cell>
        </table:table-row>
        <table:table-row table:style-name="ro5">
          <table:table-cell office:value-type="string" calcext:value-type="string">
            <text:p>int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0x01 = human</text:p>
            <text:p>0x02 = orc</text:p>
            <text:p>0x04 = night elf</text:p>
            <text:p>0x08 = undead</text:p>
            <text:p>0x20 = random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tarts from 0 (red). Players can have same color. Observer always 0.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andicap</text:p>
          </table:table-cell>
          <table:table-cell office:value-type="string" calcext:value-type="string">
            <text:p>Decimal 50-100, meaning 50-100%.</text:p>
          </table:table-cell>
        </table:table-row>
        <table:table-row table:style-name="ro6">
          <table:table-cell office:value-type="string" calcext:value-type="string">
            <text:p>int</text:p>
          </table:table-cell>
          <table:table-cell office:value-type="string" calcext:value-type="string">
            <text:p>Player slot flags</text:p>
          </table:table-cell>
          <table:table-cell office:value-type="string" calcext:value-type="string">
            <text:p>bit 0x01 = user (1) or computer (0)</text:p>
            <text:p>bit 0x02 = observer (1) or playing player (0)</text:p>
            <text:p>bit 0x04 = load custom AI file (1) or use default (0)</text:p>
            <text:p>bit 0x08 = AI file path is relative (1) or absolute (0)</text:p>
          </table:table-cell>
        </table:table-row>
        <table:table-row table:style-name="ro1">
          <table:table-cell table:style-name="ce2" office:value-type="string" calcext:value-type="string">
            <text:p>IF( FORMAT &gt; 0 )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</text:p>
          </table:table-cell>
          <table:table-cell office:value-type="string" calcext:value-type="string">
            <text:p>AI difficulty</text:p>
          </table:table-cell>
          <table:table-cell office:value-type="string" calcext:value-type="string">
            <text:p>0=easy, 1=normal, 2=hard (higher values invalid)</text:p>
            <text:p>Difficulty for spectators is written to file but ignored</text:p>
          </table:table-cell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ustom AI script path</text:p>
          </table:table-cell>
          <table:table-cell office:value-type="string" calcext:value-type="string">
            <text:p>Empty string otherwise</text:p>
          </table:table-cell>
        </table:table-row>
        <table:table-row table:style-name="ro1">
          <table:table-cell table:style-name="ce2" office:value-type="string" calcext:value-type="string">
            <text:p>IF( UNKNOWN COND )</text:p>
          </table:table-cell>
          <table:table-cell/>
          <table:table-cell office:value-type="string" calcext:value-type="string">
            <text:p>It’s a MAC vs Windows version thing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3T21:02:02.390000000</meta:creation-date>
    <dc:date>2023-04-21T11:48:53.663496914</dc:date>
    <meta:editing-duration>PT11H3M6S</meta:editing-duration>
    <meta:editing-cycles>3</meta:editing-cycles>
    <meta:generator>LibreOffice/7.4.6.2$Linux_X86_64 LibreOffice_project/40$Build-2</meta:generator>
    <meta:document-statistic meta:table-count="2" meta:cell-count="55" meta:object-count="0"/>
  </office:meta>
</office:document-meta>
</file>